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63ef5" officeooo:paragraph-rsid="00163ef5"/>
    </style:style>
    <style:style style:name="P2" style:family="paragraph" style:parent-style-name="Text_20_body" style:list-style-name="L2">
      <style:text-properties officeooo:rsid="00163ef5" officeooo:paragraph-rsid="00163ef5"/>
    </style:style>
    <style:style style:name="P3" style:family="paragraph" style:parent-style-name="Text_20_body" style:list-style-name="L1">
      <style:text-properties officeooo:rsid="00180c98" officeooo:paragraph-rsid="00180c98"/>
    </style:style>
    <style:style style:name="P4" style:family="paragraph" style:parent-style-name="Text_20_body" style:list-style-name="L3">
      <style:text-properties officeooo:rsid="00180c98" officeooo:paragraph-rsid="00180c98"/>
    </style:style>
    <style:style style:name="P5" style:family="paragraph" style:parent-style-name="Text_20_body" style:list-style-name="L4">
      <style:text-properties officeooo:rsid="00180c98" officeooo:paragraph-rsid="00180c98"/>
    </style:style>
    <style:style style:name="P6" style:family="paragraph" style:parent-style-name="Text_20_body" style:list-style-name="L5">
      <style:text-properties officeooo:rsid="00180c98" officeooo:paragraph-rsid="00180c98"/>
    </style:style>
    <style:style style:name="P7" style:family="paragraph" style:parent-style-name="Text_20_body" style:list-style-name="L3">
      <style:text-properties officeooo:rsid="0019bf6d" officeooo:paragraph-rsid="0019bf6d"/>
    </style:style>
    <style:style style:name="P8" style:family="paragraph" style:parent-style-name="Heading_20_3">
      <style:text-properties officeooo:rsid="00163ef5" officeooo:paragraph-rsid="00163ef5"/>
    </style:style>
    <style:style style:name="P9" style:family="paragraph" style:parent-style-name="Heading_20_3">
      <style:text-properties officeooo:rsid="00180c98" officeooo:paragraph-rsid="00180c98"/>
    </style:style>
    <style:style style:name="P10" style:family="paragraph" style:parent-style-name="Heading_20_1">
      <style:text-properties officeooo:rsid="00163ef5" officeooo:paragraph-rsid="00163ef5"/>
    </style:style>
    <style:style style:name="T1" style:family="text">
      <style:text-properties officeooo:rsid="00180c98"/>
    </style:style>
    <style:style style:name="T2" style:family="text">
      <style:text-properties officeooo:rsid="0019bf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arge Format Printer Summary</text:h>
      <text:h text:style-name="P8" text:outline-level="3">General Principles</text:h>
      <text:list xml:id="list6097214507761279615" text:style-name="L1">
        <text:list-item>
          <text:p text:style-name="P1">Prototyping free, production costs <text:span text:style-name="T2">(descriptive poster is on the wall)</text:span></text:p>
        </text:list-item>
        <text:list-item>
          <text:p text:style-name="P1">Load material and cutting blades (if necessary)</text:p>
        </text:list-item>
        <text:list-item>
          <text:p text:style-name="P1">Vector format files (SVG, Illustrator…). <text:span text:style-name="T2">For raster files (like JPG) use template files </text:span></text:p>
        </text:list-item>
        <text:list-item>
          <text:p text:style-name="P1"><text:span text:style-name="T2">Use </text:span>Versaworks to import files, and <text:span text:style-name="T1">to </text:span>export printable <text:span text:style-name="T2">PDF </text:span>file to flash drive</text:p>
        </text:list-item>
        <text:list-item>
          <text:p text:style-name="P3">Delete previous jobs if any, <text:span text:style-name="T2">then add job to queue</text:span></text:p>
        </text:list-item>
      </text:list>
      <text:h text:style-name="P8" text:outline-level="3">Stickers</text:h>
      <text:list xml:id="list5364198730396004072" text:style-name="L2">
        <text:list-item>
          <text:p text:style-name="P2"><text:span text:style-name="T2">Stickers are a d</text:span>ie cut process <text:span text:style-name="T2">so cutting blades must be loaded</text:span></text:p>
        </text:list-item>
        <text:list-item>
          <text:p text:style-name="P2"><text:span text:style-name="T2">Uses g</text:span>lossy calendar vinyl <text:span text:style-name="T2">material</text:span></text:p>
        </text:list-item>
        <text:list-item>
          <text:p text:style-name="P2">Add <text:span text:style-name="T2">exported </text:span>file to QA “<text:span text:style-name="T1">Stickers” </text:span>folder on desktop</text:p>
        </text:list-item>
        <text:list-item>
          <text:p text:style-name="P2">Change material if necessary <text:span text:style-name="T2">before printing/cutting</text:span></text:p>
        </text:list-item>
      </text:list>
      <text:h text:style-name="P8" text:outline-level="3">Heat Transfer (T-shirts, Bags)</text:h>
      <text:list xml:id="list138310571171872631" text:style-name="L3">
        <text:list-item>
          <text:p text:style-name="P4"><text:span text:style-name="T2">Use template files and/or vector files.</text:span> <text:span text:style-name="T2">Handles r</text:span>ectangular or irregular shapes</text:p>
        </text:list-item>
        <text:list-item>
          <text:p text:style-name="P4">Export from Versaworks to <text:span text:style-name="T2">PDF file on </text:span>flash drive. <text:s/><text:span text:style-name="T2">Copy to</text:span> “Heat Transfer” folder</text:p>
        </text:list-item>
        <text:list-item>
          <text:p text:style-name="P4">Change material if needed</text:p>
        </text:list-item>
        <text:list-item>
          <text:p text:style-name="P4">Take die cut printing and heat press onto the fabric using the Heat Transfer machine</text:p>
        </text:list-item>
        <text:list-item>
          <text:p text:style-name="P7">Use scrap material unless student provides an official pre-prepared file</text:p>
        </text:list-item>
      </text:list>
      <text:h text:style-name="P9" text:outline-level="3">Banner</text:h>
      <text:list xml:id="list6133384426989134401" text:style-name="L4">
        <text:list-item>
          <text:p text:style-name="P5">Only taught when a commercial <text:span text:style-name="T2">template</text:span> is requested due to cost </text:p>
        </text:list-item>
        <text:list-item>
          <text:p text:style-name="P5">Load/Unload <text:span text:style-name="T2">vinyl </text:span>materials</text:p>
        </text:list-item>
        <text:list-item>
          <text:p text:style-name="P5">Can <text:span text:style-name="T2">import</text:span> vector or raster. <text:span text:style-name="T2">300 DPI is needed for raster files. Use file templates</text:span></text:p>
        </text:list-item>
        <text:list-item>
          <text:p text:style-name="P5">Export file from Versaworks as PDF and transfer via flash drive</text:p>
        </text:list-item>
        <text:list-item>
          <text:p text:style-name="P5">Put in “Banners” desktop folder and add to job queue</text:p>
        </text:list-item>
        <text:list-item>
          <text:p text:style-name="P5">Afterwards, optionally put grommets into the vinyl banner</text:p>
        </text:list-item>
      </text:list>
      <text:h text:style-name="P9" text:outline-level="3"><text:soft-page-break/>Large Format Photography</text:h>
      <text:list xml:id="list1909151375083280077" text:style-name="L5">
        <text:list-item>
          <text:p text:style-name="P6">Types of substrate materials that can be used</text:p>
        </text:list-item>
        <text:list-item>
          <text:p text:style-name="P6">Can use vector or raster files (DPI is <text:span text:style-name="T2">300 for raster files</text:span>). <text:span text:style-name="T2">Use template files</text:span></text:p>
        </text:list-item>
        <text:list-item>
          <text:p text:style-name="P6">Export file from Versaworks as PDF and transfer via flash drive</text:p>
        </text:list-item>
        <text:list-item>
          <text:p text:style-name="P6">Put in “Photography” folder and add to job queue</text:p>
        </text:list-item>
        <text:list-item>
          <text:p text:style-name="P6">Load/Unload <text:span text:style-name="T2">photo</text:span> materi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1:29:43.112179555</meta:creation-date>
    <dc:date>2018-09-19T12:19:45.304647194</dc:date>
    <meta:editing-duration>PT20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84" meta:character-count="1625" meta:non-whitespace-character-count="1394"/>
  </office:meta>
</office:document-meta>
</file>